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89cm"/>
    </style:style>
    <style:style style:name="co3" style:family="table-column">
      <style:table-column-properties fo:break-before="auto" style:column-width="5.419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2.395cm"/>
    </style:style>
    <style:style style:name="co6" style:family="table-column">
      <style:table-column-properties fo:break-before="auto" style:column-width="2.45cm"/>
    </style:style>
    <style:style style:name="co7" style:family="table-column">
      <style:table-column-properties fo:break-before="auto" style:column-width="3.54cm"/>
    </style:style>
    <style:style style:name="co8" style:family="table-column">
      <style:table-column-properties fo:break-before="auto" style:column-width="5.7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Topic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.no</text:p>
          </table:table-cell>
          <table:table-cell office:value-type="string" calcext:value-type="string">
            <text:p>Topic</text:p>
          </table:table-cell>
          <table:table-cell office:value-type="string" calcext:value-type="string">
            <text:p>Number Of Questions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Pending </text:p>
          </table:table-cell>
          <table:table-cell office:value-type="string" calcext:value-type="string">
            <text:p>Issue</text:p>
          </table:table-cell>
          <table:table-cell office:value-type="string" calcext:value-type="string">
            <text:p>Bookmar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ME &amp; SPACE COMPLEXITY + 1D AND 2D ARRAYS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RAYS &amp; MATHS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THS II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IT MANIPULATION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ARCHING I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ARCHING II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CURSION &amp; BACKTRACKING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ACKTRACKING 2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ORTING 1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ORTING 2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WO POINTERS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ASHING I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ASHING 2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TRING ALGORITHMS</text:p>
          </table:table-cell>
          <table:table-cell table:number-columns-repeated="5"/>
        </table:table-row>
      </table:table>
      <table:table table:name="SEARCHING I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.No</text:p>
          </table:table-cell>
          <table:table-cell office:value-type="string" calcext:value-type="string">
            <text:p>Problem Name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Approach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tated Sorted Array Search 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orted Insert Position 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ingle Element in a Sorted Array 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d a peak element 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trix Search 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ximum height of staircase 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pecial Integer 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</table:table>
      <table:table table:name="SEARCHING II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S.No</text:p>
          </table:table-cell>
          <table:table-cell office:value-type="string" calcext:value-type="string">
            <text:p>Problem Name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Approach</text:p>
          </table:table-cell>
          <table:table-cell office:value-type="string" calcext:value-type="string">
            <text:p>Remarks</text:p>
          </table:table-cell>
        </table:table-row>
      </table:table>
      <table:table table:name="BIT MANIPULATION" table:style-name="ta1">
        <table:table-column table:style-name="co1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.No</text:p>
          </table:table-cell>
          <table:table-cell office:value-type="string" calcext:value-type="string">
            <text:p>Problem Name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Approach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verse Bits 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umber of 1 Bits 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ingle Number 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dd Binary String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sue in my problem <text:s/>copy paste the solution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ingle Number I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itcount %3 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unt Total Set Bits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</table:table>
      <table:table table:name="RECURSION &amp; BACKTRACKING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S.No</text:p>
          </table:table-cell>
          <table:table-cell office:value-type="string" calcext:value-type="string">
            <text:p>Problem Name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Approach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doku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ay Code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IXLETS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nother sequence problem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tter Phone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umber of Squareful Arrays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inimum Swaps To Arrange Pairs 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mbination Sum 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enerate all Parentheses II 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queens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alindrome Partitioning 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nique Paths III 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mbination Sum II 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emove Invalid Parentheses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Vertical and Horizontal Sums 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inimum Absolute Difference <text:s/>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lternate positive and negative elements <text:s/>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rray with consecutive elements <text:s/>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erge Two Sorted Arrays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th Smallest Element <text:s/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Kth Smallest Element </text:p>
          </table:table-cell>
          <table:table-cell table:number-columns-repeated="4"/>
        </table:table-row>
      </table:table>
      <table:table table:name="SORTING 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S.No</text:p>
          </table:table-cell>
          <table:table-cell office:value-type="string" calcext:value-type="string">
            <text:p>Problem Name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Approach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rge Two Sorted Array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th Smallest Element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faced issue in implementaion index and array value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ximum Unsorted Subarray <text:s/>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nversion count in an array <text:s/>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argest Number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inimum Absolute Difference <text:s/>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rray with consecutive elements <text:s/>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verse pairs <text:s/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um the Difference 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me of Bottles <text:s/>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 Closest Points to Origin <text:s/>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AXIMUM AND MINIMUM MAGIC <text:s/>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argest Number <text:s/>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xMod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que Elements <text:s/>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x Chunks To Make Sorted <text:s/>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inimum Swaps 2 <text:s/></text:p>
          </table:table-cell>
          <table:table-cell table:number-columns-repeated="4"/>
        </table:table-row>
      </table:table>
      <table:table table:name="TIME ANALYSIS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.no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No of question</text:p>
          </table:table-cell>
          <table:table-cell office:value-type="string" calcext:value-type="string">
            <text:p>Learning</text:p>
          </table:table-cell>
          <table:table-cell office:value-type="string" calcext:value-type="string">
            <text:p>Self Rating out of 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date" office:date-value="2021-01-01" calcext:value-type="date">
            <text:p>01/01/21</text:p>
          </table:table-cell>
          <table:table-cell office:value-type="string" calcext:value-type="string">
            <text:p>25 mi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 min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46 min 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table:number-columns-repeated="4"/>
        </table:table-row>
      </table:table>
      <table:table table:name="HASHING" table:style-name="ta1">
        <table:table-column table:style-name="co1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.No</text:p>
          </table:table-cell>
          <table:table-cell office:value-type="string" calcext:value-type="string">
            <text:p>Problem Name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Approach</text:p>
          </table:table-cell>
          <table:table-cell office:value-type="string" calcext:value-type="string">
            <text:p>Remark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ongest Consecutive Sequenc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ashmap</text:p>
          </table:table-cell>
          <table:table-cell/>
          <table:table-cell office:value-type="string" calcext:value-type="string">
            <text:p>O(n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aggy and distances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</table:table-row>
      </table:table>
      <table:table table:name="Sheet9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4">00/00/0000</text:date>, <text:time style:data-style-name="N2" text:time-value="10:20:17.4248981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3T16:49:26.467801563</meta:creation-date>
    <dc:date>2021-01-04T23:30:28.307809746</dc:date>
    <meta:editing-duration>PT14H19M23S</meta:editing-duration>
    <meta:editing-cycles>10</meta:editing-cycles>
    <meta:generator>LibreOffice/6.4.6.2$Linux_X86_64 LibreOffice_project/40$Build-2</meta:generator>
    <meta:document-statistic meta:table-count="9" meta:cell-count="275" meta:object-count="0"/>
  </office:meta>
</office:document-meta>
</file>